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c64ad"/>
    </style:style>
    <style:style style:name="T2" style:family="text">
      <style:text-properties officeooo:rsid="000d68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/zookeeper-server-start.sh config/zookeeper.properties</text:p>
      <text:p text:style-name="Standard">./bin/kafka-server-start.sh config/server.<text:span text:style-name="T1">properties</text:span></text:p>
      <text:p text:style-name="Standard"/>
      <text:p text:style-name="Standard">./bin/kafka-topics.sh --create --zookeeper localhost:2181 --replication-factor 1 --partitions 1 --topic test-edureka</text:p>
      <text:p text:style-name="Standard"/>
      <text:p text:style-name="Standard">./bin/kafka-topics.sh --list --zookeeper localhost:2181</text:p>
      <text:p text:style-name="Standard"/>
      <text:p text:style-name="Standard">./bin/kafka-console-consumer.sh --bootstrap-server localhost:9092 --topic <text:span text:style-name="T2">kafkasecond </text:span>--from-beginning</text:p>
      <text:p text:style-name="Standard"/>
      <text:p text:style-name="P1">./bin/kafka-console-producer.sh --broker-list localhost:9092 --topic test-edurek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4:08:50.023595193</meta:creation-date>
    <dc:date>2020-08-25T16:07:53.982516461</dc:date>
    <meta:editing-duration>PT51M5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1" meta:paragraph-count="6" meta:word-count="41" meta:character-count="461" meta:non-whitespace-character-count="438"/>
  </office:meta>
</office:document-meta>
</file>